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44d7" officeooo:paragraph-rsid="000c44d7"/>
    </style:style>
    <style:style style:name="P2" style:family="paragraph" style:parent-style-name="Standard">
      <style:text-properties officeooo:rsid="000c44d7" officeooo:paragraph-rsid="000cec37"/>
    </style:style>
    <style:style style:name="P3" style:family="paragraph" style:parent-style-name="Standard">
      <style:text-properties fo:font-weight="bold" officeooo:rsid="000c44d7" officeooo:paragraph-rsid="000c44d7" style:font-weight-asian="bold" style:font-weight-complex="bold"/>
    </style:style>
    <style:style style:name="P4" style:family="paragraph" style:parent-style-name="Standard">
      <style:text-properties fo:font-weight="bold" officeooo:rsid="000c44d7" officeooo:paragraph-rsid="000cec37" style:font-weight-asian="bold" style:font-weight-complex="bold"/>
    </style:style>
    <style:style style:name="P5" style:family="paragraph" style:parent-style-name="Standard">
      <style:text-properties fo:font-weight="normal" officeooo:rsid="000c44d7" officeooo:paragraph-rsid="000cec37" style:font-weight-asian="normal" style:font-weight-complex="normal"/>
    </style:style>
    <style:style style:name="P6" style:family="paragraph" style:parent-style-name="Standard">
      <style:text-properties fo:font-weight="normal" officeooo:rsid="000c44d7" officeooo:paragraph-rsid="000c44d7" style:font-weight-asian="normal" style:font-weight-complex="normal"/>
    </style:style>
    <style:style style:name="P7" style:family="paragraph" style:parent-style-name="Standard">
      <style:text-properties officeooo:rsid="000cf911" officeooo:paragraph-rsid="000cf911"/>
    </style:style>
    <style:style style:name="P8" style:family="paragraph" style:parent-style-name="Standard">
      <style:text-properties officeooo:rsid="000c44d7" officeooo:paragraph-rsid="000c44d7"/>
    </style:style>
    <style:style style:name="P9" style:family="paragraph" style:parent-style-name="Standard">
      <style:text-properties officeooo:rsid="000d76e9" officeooo:paragraph-rsid="000d76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d9c9" style:font-weight-asian="bold" style:font-weight-complex="bold"/>
    </style:style>
    <style:style style:name="T3" style:family="text">
      <style:text-properties officeooo:rsid="000ed9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1) </text:span><text:span text:style-name="T1">Command for installing required GUI Components</text:span></text:p>
      <text:p text:style-name="P1">sudo apt-get update -y</text:p>
      <text:p text:style-name="P1">sudo apt install kali-desktop-xfce</text:p>
      <text:p text:style-name="P1">sudo apt-get install xfce4-session</text:p>
      <text:p text:style-name="P1">sudo apt-get install tightvncserver</text:p>
      <text:p text:style-name="P1">sudo apt install -y novnc x11vnc</text:p>
      <text:p text:style-name="P1"/>
      <text:p text:style-name="P1"/>
      <text:p text:style-name="P3"><text:span text:style-name="T3">2) </text:span>Start VNC Server:</text:p>
      <text:p text:style-name="P2">vncserver</text:p>
      <text:p text:style-name="P1"/>
      <text:p text:style-name="P3">Stop VNC Server:</text:p>
      <text:p text:style-name="P1">vncserver -kill :1</text:p>
      <text:p text:style-name="P1"/>
      <text:p text:style-name="P3"><text:span text:style-name="T3">3) </text:span>Set password for vnc:</text:p>
      <text:p text:style-name="P1">tightvncpasswd</text:p>
      <text:p text:style-name="P1"/>
      <text:p text:style-name="P3"><text:span text:style-name="T3">4) </text:span>Edit the config file in below path to match the contents:</text:p>
      <text:p text:style-name="P7">#open file <text:s text:c="3"/><text:span text:style-name="T3">nano </text:span>/home/kali/.vnc/xstartup</text:p>
      <text:p text:style-name="P1"/>
      <text:p text:style-name="P1">#!/bin/sh</text:p>
      <text:p text:style-name="P1"/>
      <text:p text:style-name="P1">unset SESSION_MANAGER</text:p>
      <text:p text:style-name="P1">unset DBUS_SESSION_BUS_ADDRESS</text:p>
      <text:p text:style-name="P1">startxfce4 &amp;</text:p>
      <text:p text:style-name="P1"/>
      <text:p text:style-name="P1">xrdb $HOME/.Xresources</text:p>
      <text:p text:style-name="P1">xsetroot -solid grey</text:p>
      <text:p text:style-name="P1">vncconfig -iconic &amp;</text:p>
      <text:p text:style-name="P1"/>
      <text:p text:style-name="P1">#x-terminal-emulator -geometry 80x24+10+10 -ls -title "$VNCDESKTOP Desktop" &amp;</text:p>
      <text:p text:style-name="P1">#x-window-manager &amp;</text:p>
      <text:p text:style-name="P1"># Fix to make GNOME work</text:p>
      <text:p text:style-name="P1">#export XKL_XMODMAP_DISABLE=1</text:p>
      <text:p text:style-name="P1">#/etc/X11/Xsession</text:p>
      <text:p text:style-name="P1"/>
      <text:p text:style-name="P3"><text:span text:style-name="T3">5) </text:span>start VNC server:</text:p>
      <text:p text:style-name="P5">vncserver</text:p>
      <text:p text:style-name="P5"/>
      <text:p text:style-name="P4"><text:span text:style-name="T3">6) </text:span>portforward to browser:</text:p>
      <text:p text:style-name="P6">/usr/share/novnc/utils/launch.sh --listen 8080 --vnc localhost:59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0:33:49.661164088</meta:creation-date>
    <meta:editing-duration>PT6M2S</meta:editing-duration>
    <meta:editing-cycles>2</meta:editing-cycles>
    <meta:generator>LibreOffice/6.0.7.3$Linux_X86_64 LibreOffice_project/00m0$Build-3</meta:generator>
    <dc:date>2020-10-15T10:39:43.491482618</dc:date>
    <meta:document-statistic meta:table-count="0" meta:image-count="0" meta:object-count="0" meta:page-count="1" meta:paragraph-count="30" meta:word-count="112" meta:character-count="832" meta:non-whitespace-character-count="749"/>
  </office:meta>
</office:document-meta>
</file>